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questToViewNameTranslator.setStripExtension( boolean strip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ToViewNameTranslator.setSuffix( @ Nullable String suf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ToViewNameTranslator.getViewNam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ToViewNameTranslator.setStripLeadingSlash( boolean stripLeadingSl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ToViewNameTranslator.setSeparator(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ToViewNameTranslator.transformPath( String lookup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RequestToViewNameTranslator.setStripTrailingSlash( boolean stripTrailingSl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ToViewNameTranslator.setPrefix( @ Nullable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